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variant="normal" fo:text-transform="none" style:font-name="Times New Roman" fo:font-size="14pt" fo:letter-spacing="normal" fo:font-style="normal" fo:font-weight="bold" style:font-size-asian="14pt" style:font-size-complex="14pt"/>
    </style:style>
    <style:style style:name="P2" style:family="paragraph" style:parent-style-name="Heading_20_1">
      <style:text-properties fo:font-variant="normal" fo:text-transform="none" style:font-name="Times New Roman" fo:font-size="14pt" fo:letter-spacing="normal" fo:font-style="normal" fo:font-weight="bold" style:font-size-asian="14pt" style:font-weight-asian="normal" style:font-size-complex="14pt" style:font-weight-complex="normal"/>
    </style:style>
    <style:style style:name="P3" style:family="paragraph" style:parent-style-name="Standard">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P4" style:family="paragraph" style:parent-style-name="Standard" style:list-style-name="L1">
      <style:text-properties fo:font-variant="normal" fo:text-transform="none" style:font-name="Times New Roman" fo:font-size="14pt" fo:letter-spacing="normal" fo:font-style="normal" fo:font-weight="normal" style:font-size-asian="14pt" style:font-weight-asian="normal" style:font-size-complex="14pt" style:font-weight-complex="normal"/>
    </style:style>
    <style:style style:name="P5" style:family="paragraph" style:parent-style-name="Standard">
      <style:text-properties style:font-name="Times New Roman" fo:font-size="14pt" style:font-size-asian="14pt" style:font-size-complex="14pt"/>
    </style:style>
    <style:style style:name="P6" style:family="paragraph" style:parent-style-name="Standard" style:list-style-name="L2">
      <style:text-properties style:font-name="Times New Roman" fo:font-size="14pt" style:font-size-asian="14pt" style:font-size-complex="14pt"/>
    </style:style>
    <style:style style:name="P7" style:family="paragraph" style:parent-style-name="Text_20_body">
      <style:text-properties fo:font-variant="normal" fo:text-transform="none" style:font-name="Times New Roman" fo:font-size="14pt" fo:letter-spacing="normal" fo:font-style="normal" fo:font-weight="bold" style:font-size-asian="14pt" style:font-size-complex="14pt"/>
    </style:style>
    <style:style style:name="T1" style:family="text">
      <style:text-properties fo:font-variant="normal" fo:text-transform="none" fo:letter-spacing="normal" fo:font-style="normal"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GameDev Protips: 5 Basic Yet Highly Effective Marketing Strategies</text:h>
      <text:p text:style-name="P5"><text:tab/></text:p>
      <text:p text:style-name="P5"><text:tab/>Canale de promovare: Facebook, Twitter, Instagram, Youtube pe care postez cat de des posibil. Musai sa am site. Postez work in progress, behind the scenes, CONCEPT ART, etc.</text:p>
      <text:p text:style-name="P5"/>
      <text:p text:style-name="P5"><text:tab/>Trebuie sa am un logo atragator si culori faine, pe care sa le pastrez pe toate mediile de promovare.</text:p>
      <text:p text:style-name="P5"/>
      <text:p text:style-name="P5"><text:tab/>Contactez bloggeri, vloggeri, jurnalisti de specialitate, site-uri de specialitate, etc.</text:p>
      <text:p text:style-name="P5"/>
      <text:h text:style-name="P1" text:outline-level="1">GameDev Protips: How To Break Into The Games Industry Without A Recruiter</text:h>
      <text:p text:style-name="P7"/>
      <text:p text:style-name="P3"><text:tab/>Ca sa pot sa obtin un job in industrie, trebuie sa am jocuri faine lansate. Calitatea muncii va veni odata cu experienta. Daca am un portofliu OK, ofertele vor veni de la sine.</text:p>
      <text:p text:style-name="P3"/>
      <text:h text:style-name="P2" text:outline-level="1">A Super Actionable 10-Step Guide On How To Market Your Indie Game</text:h>
      <text:p text:style-name="P3"><text:tab/>Trebuie sa am un plan:</text:p>
      <text:list xml:id="list6725817800158891368" text:style-name="L1">
        <text:list-item>
          <text:p text:style-name="P4">stiu exact unde vreau sa ajung</text:p>
        </text:list-item>
        <text:list-item>
          <text:p text:style-name="P4">axez marketingul numai pe ceea ce functioneaza</text:p>
        </text:list-item>
        <text:list-item>
          <text:p text:style-name="P4">imi investesc timpul numai in acele strategii care functioneaza</text:p>
        </text:list-item>
        <text:list-item>
          <text:p text:style-name="P4">colectez date si iau decizii bazate pe acele date</text:p>
        </text:list-item>
      </text:list>
      <text:p text:style-name="P3"/>
      <text:p text:style-name="P5"><text:span text:style-name="T1"><text:tab/>Cei 10 pasi:</text:span></text:p>
      <text:list xml:id="list7817186577652533660" text:style-name="L2">
        <text:list-item>
          <text:p text:style-name="P6"><text:span text:style-name="T1">stabilesc un target pe 3 luni cu cifre clare (in 3 luni vreau sa am 3000 de followeri)</text:span></text:p>
        </text:list-item>
        <text:list-item>
          <text:p text:style-name="P6"><text:span text:style-name="T1">sa am idee claae asupra publicului tinta</text:span></text:p>
        </text:list-item>
        <text:list-item>
          <text:p text:style-name="P6"><text:span text:style-name="T1">creez 10 strategii pe care vreau sa le folosesc pentru a atunge scopul (contactez oameni pe facebook, apoi creez o pagina de fb si anunturi platite, apoi etc)</text:span></text:p>
        </text:list-item>
        <text:list-item>
          <text:p text:style-name="P6"><text:span text:style-name="T1">sortez lista de trategii dupa impactul asupra scopului</text:span></text:p>
        </text:list-item>
        <text:list-item>
          <text:p text:style-name="P6"><text:span text:style-name="T1">practic prima strategia din lista timp de 7 zile</text:span></text:p>
        </text:list-item>
        <text:list-item>
          <text:p text:style-name="P6"><text:span text:style-name="T1">in fiecare zi monitorizez rezultatele strategiei</text:span></text:p>
        </text:list-item>
        <text:list-item>
          <text:p text:style-name="P6"><text:span text:style-name="T1">in a doua saptamana investesc 80% din timp aplicand a doua strategie si 20% aplicand prima strategie</text:span></text:p>
        </text:list-item>
        <text:list-item>
          <text:p text:style-name="P6"><text:span text:style-name="T1">la sfarsitul celor 2 saptamani evaluez ce strategie a fost cea mai eficienta</text:span></text:p>
        </text:list-item>
        <text:list-item>
          <text:p text:style-name="P6"><text:span text:style-name="T1">investesc 80% din timp aplicand strategia care s-a dovedit a fi cea mai eficienta si 20% aplicand a treia strategie. Cea din primele doua care nu a avut succes nu o mai aplic deloc</text:span></text:p>
        </text:list-item>
        <text:list-item>
          <text:p text:style-name="P6"><text:span text:style-name="T1"><text:s/>repet procesul timp de 3 luni</text:span></text:p>
          <text:p text:style-name="P6"><text:soft-page-break/><text:span text:style-name="T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2S</meta:editing-duration>
    <meta:editing-cycles>8</meta:editing-cycles>
    <meta:generator>OpenOffice/4.1.3$Win32 OpenOffice.org_project/413m1$Build-9783</meta:generator>
    <dc:date>2018-06-05T19:13:08.10</dc:date>
    <meta:document-statistic meta:table-count="0" meta:image-count="0" meta:object-count="0" meta:page-count="2" meta:paragraph-count="24" meta:word-count="322" meta:character-count="1820"/>
    <meta:user-defined meta:name="Info 1"/>
    <meta:user-defined meta:name="Info 2"/>
    <meta:user-defined meta:name="Info 3"/>
    <meta:user-defined meta:name="Info 4"/>
  </office:meta>
</office:document-meta>
</file>